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5in" fo:margin-right="0.5in" fo:text-align="center" style:justify-single-word="false" fo:text-indent="0in" style:auto-text-indent="false" style:page-number="auto" fo:background-color="transparent"/>
      <style:text-properties fo:font-size="28pt" officeooo:rsid="000c5fee" officeooo:paragraph-rsid="000c5fee" style:font-size-asian="28pt" style:language-asian="ja" style:country-asian="JP" style:font-size-complex="28pt"/>
    </style:style>
    <style:style style:name="P2" style:family="paragraph" style:parent-style-name="Standard">
      <loext:graphic-properties draw:fill="none"/>
      <style:paragraph-properties fo:margin-left="0.5in" fo:margin-right="0.5in" fo:text-align="center" style:justify-single-word="false" fo:text-indent="0in" style:auto-text-indent="false" fo:background-color="transparent"/>
      <style:text-properties fo:color="#ff3838" loext:opacity="100%" fo:font-size="40pt" style:text-underline-style="solid" style:text-underline-width="auto" style:text-underline-color="font-color" officeooo:rsid="000c5fee" officeooo:paragraph-rsid="000c5fee" style:font-size-asian="40pt" style:language-asian="ja" style:country-asian="JP" style:font-size-complex="40pt"/>
    </style:style>
    <style:style style:name="P3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32pt" officeooo:rsid="00193c25" officeooo:paragraph-rsid="00193c25" style:font-size-asian="32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32pt" officeooo:rsid="00193c25" officeooo:paragraph-rsid="000e3f3d" style:font-size-asian="32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32pt" officeooo:rsid="00193c25" officeooo:paragraph-rsid="00193c25" style:font-size-asian="32pt" style:language-asian="ja" style:country-asian="JP" style:font-size-complex="32pt"/>
    </style:style>
    <style:style style:name="T1" style:family="text">
      <style:text-properties officeooo:rsid="001c9405"/>
    </style:style>
    <style:style style:name="T2" style:family="text">
      <style:text-properties officeooo:rsid="001ce25f"/>
    </style:style>
    <style:style style:name="T3" style:family="text">
      <style:text-properties officeooo:rsid="001da3ee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LPT N5 Reading: <text:span text:style-name="T1">Medicine</text:span></text:p>
      <text:p text:style-name="P4"/>
      <text:p text:style-name="P3"><text:ruby text:style-name="Ru1"><text:ruby-base>今朝</text:ruby-base><text:ruby-text>けさ</text:ruby-text></text:ruby><text:span text:style-name="T2">、</text:span><text:ruby text:style-name="Ru1"><text:ruby-base><text:span text:style-name="T2">頭</text:span></text:ruby-base><text:ruby-text>あたま</text:ruby-text></text:ruby><text:span text:style-name="T2">が</text:span><text:ruby text:style-name="Ru1"><text:ruby-base><text:span text:style-name="T2">痛</text:span></text:ruby-base><text:ruby-text>いた</text:ruby-text></text:ruby><text:span text:style-name="T2">かったので</text:span><text:ruby text:style-name="Ru1"><text:ruby-base><text:span text:style-name="T2">薬</text:span></text:ruby-base><text:ruby-text>くすり</text:ruby-text></text:ruby><text:span text:style-name="T2">を</text:span><text:ruby text:style-name="Ru1"><text:ruby-base><text:span text:style-name="T2">飲</text:span></text:ruby-base><text:ruby-text>の</text:ruby-text></text:ruby><text:span text:style-name="T2">みました。</text:span></text:p>
      <text:p text:style-name="P3"><text:ruby text:style-name="Ru1"><text:ruby-base>食</text:ruby-base><text:ruby-text>た</text:ruby-text></text:ruby>べ<text:ruby text:style-name="Ru1"><text:ruby-base>物</text:ruby-base><text:ruby-text>もの</text:ruby-text></text:ruby><text:span text:style-name="T2">と</text:span><text:ruby text:style-name="Ru1"><text:ruby-base><text:span text:style-name="T2">一緒</text:span></text:ruby-base><text:ruby-text>いっしょ</text:ruby-text></text:ruby><text:span text:style-name="T2">に</text:span><text:ruby text:style-name="Ru1"><text:ruby-base><text:span text:style-name="T2">飲</text:span></text:ruby-base><text:ruby-text>の</text:ruby-text></text:ruby><text:span text:style-name="T2">んだほうがいいのでお</text:span><text:ruby text:style-name="Ru1"><text:ruby-base><text:span text:style-name="T2">昼</text:span></text:ruby-base><text:ruby-text>ひる</text:ruby-text></text:ruby><text:span text:style-name="T2">ご</text:span><text:ruby text:style-name="Ru1"><text:ruby-base><text:span text:style-name="T2">飯</text:span></text:ruby-base><text:ruby-text>はん</text:ruby-text></text:ruby><text:span text:style-name="T2">の</text:span><text:ruby text:style-name="Ru1"><text:ruby-base><text:span text:style-name="T2">後</text:span></text:ruby-base><text:ruby-text>あと</text:ruby-text></text:ruby><text:span text:style-name="T2">に</text:span><text:ruby text:style-name="Ru1"><text:ruby-base><text:span text:style-name="T2">飲</text:span></text:ruby-base><text:ruby-text>の</text:ruby-text></text:ruby><text:span text:style-name="T2">みました。</text:span></text:p>
      <text:p text:style-name="P3"/>
      <text:p text:style-name="P3"/>
      <text:p text:style-name="P3">ちょっとよりなりましたが、<text:ruby text:style-name="Ru1"><text:ruby-base><text:span text:style-name="T2">三時</text:span></text:ruby-base><text:ruby-text>さんじ</text:ruby-text></text:ruby><text:ruby text:style-name="Ru1"><text:ruby-base><text:span text:style-name="T2">間後</text:span></text:ruby-base><text:ruby-text>かんご</text:ruby-text></text:ruby><text:span text:style-name="T2">また</text:span><text:ruby text:style-name="Ru1"><text:ruby-base><text:span text:style-name="T2">頭</text:span></text:ruby-base><text:ruby-text>あたま</text:ruby-text></text:ruby><text:span text:style-name="T2">がいたくなりました。</text:span></text:p>
      <text:p text:style-name="P3">その<text:ruby text:style-name="Ru1"><text:ruby-base><text:span text:style-name="T2">薬</text:span></text:ruby-base><text:ruby-text>くすり</text:ruby-text></text:ruby><text:span text:style-name="T2">は</text:span><text:ruby text:style-name="Ru1"><text:ruby-base><text:span text:style-name="T2">一日</text:span></text:ruby-base><text:ruby-text>いちにち</text:ruby-text></text:ruby><text:span text:style-name="T2">に</text:span><text:ruby text:style-name="Ru1"><text:ruby-base><text:span text:style-name="T2">三回</text:span></text:ruby-base><text:ruby-text>さんかい</text:ruby-text></text:ruby><text:span text:style-name="T2">まで</text:span><text:ruby text:style-name="Ru1"><text:ruby-base><text:span text:style-name="T2">飲</text:span></text:ruby-base><text:ruby-text>の</text:ruby-text></text:ruby><text:span text:style-name="T2">んでもいいと</text:span><text:ruby text:style-name="Ru1"><text:ruby-base><text:span text:style-name="T2">書</text:span></text:ruby-base><text:ruby-text>か</text:ruby-text></text:ruby><text:span text:style-name="T2">いてありました。</text:span></text:p>
      <text:p text:style-name="P3">それでもう<text:ruby text:style-name="Ru1"><text:ruby-base>一度</text:ruby-base><text:ruby-text>いちど</text:ruby-text></text:ruby><text:ruby text:style-name="Ru1"><text:ruby-base><text:span text:style-name="T2">薬</text:span></text:ruby-base><text:ruby-text>くすり</text:ruby-text></text:ruby><text:span text:style-name="T2">を</text:span><text:ruby text:style-name="Ru1"><text:ruby-base><text:span text:style-name="T2">飲</text:span></text:ruby-base><text:ruby-text>の</text:ruby-text></text:ruby><text:span text:style-name="T2">みました。</text:span></text:p>
      <text:p text:style-name="P3">そして<text:ruby text:style-name="Ru1"><text:ruby-base>昼寝</text:ruby-base><text:ruby-text>ひるね</text:ruby-text></text:ruby><text:span text:style-name="T3">をしました。</text:span></text:p>
      <text:p text:style-name="P3"/>
      <text:p text:style-name="P3"/>
      <text:p text:style-name="P3"><text:ruby text:style-name="Ru1"><text:ruby-base>三</text:ruby-base><text:ruby-text>さん</text:ruby-text></text:ruby><text:ruby text:style-name="Ru1"><text:ruby-base>十</text:ruby-base><text:ruby-text>じゅう</text:ruby-text></text:ruby><text:ruby text:style-name="Ru1"><text:ruby-base>分</text:ruby-base><text:ruby-text>ぷん</text:ruby-text></text:ruby><text:ruby text:style-name="Ru1"><text:ruby-base>後</text:ruby-base><text:ruby-text>ご</text:ruby-text></text:ruby><text:ruby text:style-name="Ru1"><text:ruby-base>起</text:ruby-base><text:ruby-text>お</text:ruby-text></text:ruby>きました<text:span text:style-name="T3">。</text:span></text:p>
      <text:p text:style-name="P3"><text:ruby text:style-name="Ru1"><text:ruby-base>頭</text:ruby-base><text:ruby-text>あたま</text:ruby-text></text:ruby>はもういたくありませんでした。</text:p>
      <text:p text:style-name="P3">その<text:ruby text:style-name="Ru1"><text:ruby-base>後</text:ruby-base><text:ruby-text>あと</text:ruby-text></text:ruby><text:ruby text:style-name="Ru1"><text:ruby-base>外</text:ruby-base><text:ruby-text>そと</text:ruby-text></text:ruby>へ<text:ruby text:style-name="Ru1"><text:ruby-base>行</text:ruby-base><text:ruby-text>い</text:ruby-text></text:ruby>きました<text:span text:style-name="T3">。</text:span></text:p>
      <text:p text:style-name="P3"><text:ruby text:style-name="Ru1"><text:ruby-base>天気</text:ruby-base><text:ruby-text>てんき</text:ruby-text></text:ruby>がよかったです<text:span text:style-name="T3">。</text:span></text:p>
      <text:p text:style-name="P3"><text:ruby text:style-name="Ru1"><text:ruby-base>空</text:ruby-base><text:ruby-text>そら</text:ruby-text></text:ruby>もきれいでした。</text:p>
      <text:p text:style-name="P3">たぶん<text:ruby text:style-name="Ru1"><text:ruby-base><text:span text:style-name="T3">薬</text:span></text:ruby-base><text:ruby-text>くすり</text:ruby-text></text:ruby><text:span text:style-name="T3">だけではよくなりませんでした。</text:span></text:p>
      <text:p text:style-name="P3"><text:ruby text:style-name="Ru1"><text:ruby-base>昼寝</text:ruby-base><text:ruby-text>ひるね</text:ruby-text></text:ruby><text:span text:style-name="T3">も</text:span><text:ruby text:style-name="Ru1"><text:ruby-base><text:span text:style-name="T3">大切</text:span></text:ruby-base><text:ruby-text>たいせつ</text:ruby-text></text:ruby><text:span text:style-name="T3">です。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f10d0c" loext:opacity="100%" style:text-position="sub 58%" fo:font-size="6pt" style:text-underline-style="none" fo:background-color="#333333" style:font-size-asian="32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HTML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1:56:18.912342447</meta:creation-date>
    <dc:date>2024-02-01T08:37:21.842044018</dc:date>
    <meta:editing-duration>PT15H24M26S</meta:editing-duration>
    <meta:editing-cycles>15</meta:editing-cycles>
    <meta:generator>LibreOffice/7.5.9.2$Linux_X86_64 LibreOffice_project/50$Build-2</meta:generator>
    <meta:document-statistic meta:table-count="0" meta:image-count="0" meta:object-count="0" meta:page-count="1" meta:paragraph-count="14" meta:word-count="219" meta:character-count="240" meta:non-whitespace-character-count="237"/>
  </office:meta>
</office:document-meta>
</file>